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mport pandas as pd</text:span></text:p>
      <text:p text:style-name="P1"><text:span text:style-name="T1">df= pd.read_csv('/home/admin1/1nt18is072_insha/zoo_data.csv')</text:span></text:p>
      <text:p text:style-name="P1"><text:span text:style-name="T1">x1=df['x1'].values</text:span></text:p>
      <text:p text:style-name="P1"><text:span text:style-name="T1">x2=df[‘x2’].values</text:span></text:p>
      <text:p text:style-name="P1"><text:span text:style-name="T1">x3=df['x3'].values</text:span></text:p>
      <text:p text:style-name="P1"><text:span text:style-name="T1">x4=df['x4'].values</text:span></text:p>
      <text:p text:style-name="P1"><text:span text:style-name="T1">x5=df['x5'].values</text:span></text:p>
      <text:p text:style-name="P1"><text:span text:style-name="T1">x6=df['x6'].values</text:span></text:p>
      <text:p text:style-name="P1"><text:span text:style-name="T1">x7=df['x7'].values</text:span></text:p>
      <text:p text:style-name="P1"><text:span text:style-name="T1">x8=df['x8'].values</text:span></text:p>
      <text:p text:style-name="P1"><text:span text:style-name="T1">x9=df['x9'].values</text:span></text:p>
      <text:p text:style-name="P1"><text:span text:style-name="T1">x10=df['x10'].values</text:span></text:p>
      <text:p text:style-name="P1"><text:span text:style-name="T1">x11=df['x11'].values</text:span></text:p>
      <text:p text:style-name="P1"><text:span text:style-name="T1">x12=df['x12'].values</text:span></text:p>
      <text:p text:style-name="P1"><text:span text:style-name="T1">x13=df['x13'].values</text:span></text:p>
      <text:p text:style-name="P1"><text:span text:style-name="T1">x14=df['x14'].values</text:span></text:p>
      <text:p text:style-name="P1"><text:span text:style-name="T1">x15=df['x15'].values</text:span></text:p>
      <text:p text:style-name="P1"><text:span text:style-name="T1">x16=df['x16'].values</text:span></text:p>
      <text:p text:style-name="P1"><text:span text:style-name="T1">y1=df['x17'].values</text:span></text:p>
      <text:p text:style-name="P1"><text:span text:style-name="T1">import numpy as np</text:span></text:p>
      <text:p text:style-name="P1"><text:span text:style-name="T1">X=np.array(list(zip(x1,x2,x3,x4,x5,x6,x7,x8,x9,x10,x11,x12,x13,x14,x15,x16)))</text:span></text:p>
      <text:p text:style-name="P1"><text:span text:style-name="T1">Y=y1</text:span></text:p>
      <text:p text:style-name="P1"><text:span text:style-name="T1">from sklearn.model_selection import train_test_split</text:span></text:p>
      <text:p text:style-name="P1"><text:span text:style-name="T1">from sklearn.metrics import accuracy_score</text:span></text:p>
      <text:p text:style-name="P1"><text:span text:style-name="T1">X_train,X_test,Y_train,Y_test=train_test_split(X,Y)</text:span></text:p>
      <text:p text:style-name="P1"><text:span text:style-name="T1">from sklearn.tree import DecisionTreeClassifier</text:span></text:p>
      <text:p text:style-name="P1"><text:span text:style-name="T1">from sklearn.metrics import classification_report</text:span></text:p>
      <text:p text:style-name="P1"><text:span text:style-name="T1">from sklearn.metrics import confusion_matrix</text:span></text:p>
      <text:p text:style-name="P1"><text:span text:style-name="T1">model = DecisionTreeClassifier()</text:span></text:p>
      <text:p text:style-name="P1"><text:span text:style-name="T1">model.fit(X_train,Y_train)</text:span></text:p>
      <text:p text:style-name="P1"><text:span text:style-name="T1">Ypredict = model.predict(X_test)</text:span></text:p>
      <text:p text:style-name="P1"><text:span text:style-name="T1">print(accuracy_score(Y_test,Ypredict))</text:span></text:p>
      <text:p text:style-name="P1"><text:span text:style-name="T1">print(confusion_matrix(Y_test, Ypredict))</text:span></text:p>
      <text:p text:style-name="P1"><text:span text:style-name="T1">print(classification_report(Y_test,Ypredict))</text:span></text:p>
      <text:p text:style-name="P1"><text:span text:style-name="T1">fn =['X1', 'X2', 'X3', 'X4','X5','X6','X7','X8','X9','X10','X11','X12','X13','X14','X15','X16']</text:span></text:p>
      <text:p text:style-name="P1"><text:span text:style-name="T1">cn=['1','2','3','4','5','6','7']</text:span></text:p>
      <text:p text:style-name="P1"><text:span text:style-name="T1">import matplotlib.pyplot as plt</text:span></text:p>
      <text:p text:style-name="P1"><text:span text:style-name="T1">from sklearn import tree</text:span></text:p>
      <text:p text:style-name="P1"><text:span text:style-name="T1">fig, axes = plt.subplots(nrows = 1,ncols = 1,figsize = (10,10), dpi=100)</text:span></text:p>
      <text:p text:style-name="P1"><text:span text:style-name="T1">tree.plot_tree(model,</text:span></text:p>
      <text:p text:style-name="P1"><text:span text:style-name="T1"><text:s text:c="11"/>feature_names = fn, </text:span></text:p>
      <text:p text:style-name="P1"><text:span text:style-name="T1"><text:s text:c="11"/>class_names=cn,</text:span></text:p>
      <text:p text:style-name="P1"><text:span text:style-name="T1"><text:s text:c="11"/>filled = True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